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T1" style:family="text">
      <style:text-properties style:font-name="Cordia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unning the Tuscany runtime from JUnit</text:h>
      <text:p text:style-name="Standard"/>
      <text:p text:style-name="Standard">The same Node API used to start the Tuscany runtime from Java can of course also be used from within a JUnit test case. This allows you to automatically test you SCA contributions. This sample uses the same sart-up code from the jse sample but this time inside:</text:p>
      <text:p text:style-name="Standard"/>
      <text:p text:style-name="P1"><text:s text:c="3"/>launcher.LaunchCalculatorContributionTestCase.java</text:p>
      <text:p text:style-name="Standard"/>
      <text:p text:style-name="Standard">This JUnit test case can be run using you usually use to run JUnit tests. By default Maven will run JUnit tests for a module so this sample can be run by doing the following:</text:p>
      <text:p text:style-name="Standard"/>
      <text:p text:style-name="P1">cd junit</text:p>
      <text:p text:style-name="P1">mvn</text:p>
      <text:p text:style-name="Standard"/>
      <text:p text:style-name="Standard">TODO – should we provide run-sample scripts. If so we need to ship JUnit or provide instructions on how to install i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 </meta:initial-creator>
    <meta:creation-date>2011-03-15T09:48:55.71</meta:creation-date>
    <meta:generator>OpenOffice.org/3.2$Win32 OpenOffice.org_project/320m12$Build-9483</meta:generator>
    <dc:date>2011-04-14T11:20:05.59</dc:date>
    <meta:editing-duration>PT01H06M17S</meta:editing-duration>
    <meta:editing-cycles>15</meta:editing-cycles>
    <meta:document-statistic meta:table-count="0" meta:image-count="0" meta:object-count="0" meta:page-count="1" meta:paragraph-count="7" meta:word-count="115" meta:character-count="655"/>
  </office:meta>
</office:document-meta>
</file>